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style>
    <style:style style:name="P2" style:family="paragraph" style:parent-style-name="UBUcuerpoTrabajo">
      <style:text-properties fo:language="es" fo:country="ES"/>
    </style:style>
    <style:style style:name="P3" style:family="paragraph" style:parent-style-name="Heading_20_2">
      <style:text-properties fo:language="es" fo:country="ES"/>
    </style:style>
    <style:style style:name="T1" style:family="text">
      <style:text-properties style:font-size-asian="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écnicas y herramientas</text:h>
      <text:h text:style-name="Heading_20_2" text:outline-level="2">GitHub Java API (org.eclipse.egit.github.core)</text:h>
      <text:p text:style-name="P2">GitHub Java API es una biblioteca java para la comunicación con la API de GitHub. Esta enfocada a permitir un uso completo de la API v3 GitHub, La biblioteca actualmente esta siendo utilizada por el conector GitHub Mylyn para trabajar con las issues, <text:span text:style-name="T1">pull</text:span> request, gists y repositorios desde dentro de eclipse.</text:p>
      <text:p text:style-name="P2">Esta biblioteca incorpora la posibilidad de autenticación básica y OAuth2 token, que permiten un número más elevado de peticiones a GitHub (5000/hora) que sin autenticar (60/hora). También <text:s/>controla la paginación de las peticiones rest para aquellas peticiones cuya respuesta contenga demasiados datos como para devolverla en una sola respuesta.</text:p>
      <text:h text:style-name="P3" text:outline-level="2">Alternativas estudiadas</text:h>
      <text:p text:style-name="P2">Al principio del desarrollo comencé a implementar una biblioteca propia para realizar las peticiones a la API de GitHub para solicitar la información de las issues, commits y repositorios. Pero ante el numero tan reducido de peticiones sin autenticar la conexión, decidí buscar una forma de realizar dicha conexión autenticandola y fue cuando encontré la biblioteca GitHub Java API, que resolvía el problema de la autenticación y de la paginación. Por lo que opte por sustituir una biblioteca por otra.</text:p>
      <text:h text:style-name="Heading_20_2" text:outline-level="2">JavaHelp</text:h>
      <text:p text:style-name="UBUcuerpoTrabajo">JavaHelp es una expansión de Java que permite una fácil programación de ventanas de ayuda en aplicaciones java.</text:p>
      <text:p text:style-name="UBUcuerpoTrabajo">Voy a utilizar expansión de Java para crear una ventana de ayuda en la aplicación, para resolver algunas dudas y mostrar las métricas creadas.</text:p>
      <text:h text:style-name="Heading_20_2" text:outline-level="2">JFreeChart</text:h>
      <text:p text:style-name="UBUcuerpoTrabajo">JFreeChart es una biblioteca de Java que facilita a los desarrolladores mostrar gráficos de calidad en sus aplicaciones.</text:p>
      <text:p text:style-name="UBUcuerpoTrabajo">Esta biblioteca se va a utilizar para generar gráficos que mejoren la comprensión de algunas métricas.</text:p>
      <text:h text:style-name="Heading_20_2" text:outline-level="2">Eclipse</text:h>
      <text:p text:style-name="UBUcuerpoTrabajo">Eclipse proporciona entornos de desarrollo integrados y plataformas de casi todos los idiomas y arquitecturas. Ademas de un IDE Eclipse proporciona una amplia gama de herramientas y complementos de fácil instalación. Eclipse también es una comunidad que se encarga de aumentar el número de herramientas y plugins existentes.</text:p>
      <text:p text:style-name="UBUcuerpoTrabajo">El IDE de java de eclipse sera usado para el desarrollo del proyecto.</text:p>
      <text:h text:style-name="Heading_20_2" text:outline-level="2">JFormDesigner</text:h>
      <text:p text:style-name="UBUcuerpoTrabajo">JFormDesigner es un plugin de eclipse que habilita una interfaz en el propio eclipse para facilitar la creación de interfaces de usuario con Java™ Swing.</text:p>
      <text:p text:style-name="UBUcuerpoTrabajo"><text:soft-page-break/>He utilizado este plugin para la creación de toda la interfaz gráfica de usuario.</text:p>
      <text:h text:style-name="Heading_20_2" text:outline-level="2">JUnit</text:h>
      <text:p text:style-name="UBUcuerpoTrabajo">JUnit es un conjunto de bibliotecas creadas por Erich Gamma y Kent Beck que son utilizadas en programación para hacer pruebas unitarias de aplicaciones Java.</text:p>
      <text:p text:style-name="UBUcuerpoTrabajo">Esta biblioteca la utilizare para poder realizar un test que compruebe la correcta recepción y manipulación de los datos recibidos.</text:p>
      <text:h text:style-name="Heading_20_2" text:outline-level="2">PMD</text:h>
      <text:p text:style-name="UBUcuerpoTrabajo">PMD es un analizador de código. PMD incluye un conjunto de reglas incorporadas y apoya la capacidad de escribir reglas personalizadas. Por norma general los problemas reportados por PMD no son errores en si, sino fragmentos de código ineficiente.</text:p>
      <text:p text:style-name="UBUcuerpoTrabajo">PMD sera utilizado para encontrar fragmentos de código duplicados.</text:p>
      <text:h text:style-name="Heading_20_2" text:outline-level="2">Zotero</text:h>
      <text:p text:style-name="UBUcuerpoTrabajo">Zotero es un gestor bibliográfico de código abierto, que permite instalarlo como complemento del navegador mozilla firefox o como aplicación independiente para Windows, Mac y GNU/Linux. Permite la integración con Microsoft Word y OpenOffice Writer por medio de la instalación de sendos plugins.</text:p>
      <text:p text:style-name="UBUcuerpoTrabajo">Este gestor va a ser utilizado para llevar un control de las referencias bibliográficas utilizadas para la realización de la documentación del proyecto.</text:p>
      <text:h text:style-name="Heading_20_2" text:outline-level="2">OpenOffice</text:h>
      <text:p text:style-name="UBUcuerpoTrabajo">OpenOffice es una suite ofimática de código abierto competidora directa de Microsoft Office, que incluye versiones en código abierto de todos los componentes de este como un procesador de texto, OpenOffice Writer.</text:p>
      <text:p text:style-name="UBUcuerpoTrabajo">Voy a utilizar el OpenOffice Writer para redactar la documentación del proyecto.</text:p>
      <text:h text:style-name="Heading_20_2" text:outline-level="2">GitHub</text:h>
      <text:p text:style-name="UBUcuerpoTrabajo">Como esta explicado en el apartado anterior, conceptos teóricos, GitHub es una plataforma de desarrollo colaborativo que proporciona un control de versiones y un alojamiento el desarrollo de proyectos software.</text:p>
      <text:p text:style-name="UBUcuerpoTrabajo">Voy a utilizar GitHub para alojar el proyecto y usar el control de versiones que proporciona.</text:p>
      <text:h text:style-name="Heading_20_2" text:outline-level="2">Framework</text:h>
      <text:p text:style-name="UBUcuerpoTrabajo">El manejo de las métricas se implementara tomando como base la solución propuesta en “Soporte de Métricas con Independencia del Lenguaje para la Inferencia de Refactorizaciones”. </text:p>
      <text:p text:style-name="UBUcuerpoTrabajo">Tomare este framework como base para la gestión de las métricas, pero aplicare algunas modificaciones.</text:p>
      <text:h text:style-name="Heading_20_2" text:outline-level="2">Gson</text:h>
      <text:p text:style-name="UBUcuerpoTrabajo">Gson es una biblioteca de código abierto que permite la serialización y deserialización de <text:soft-page-break/>objetos java a y desde JSON.</text:p>
      <text:p text:style-name="UBUcuerpoTrabajo">Esta biblioteca se usa para procesar las peticiones de la biblioteca GitHub Java API.</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100%" fo:margin-left="0cm" fo:margin-right="0cm" fo:margin-top="0cm" fo:margin-bottom="0.199cm" fo:text-align="justify" style:justify-single-word="false" fo:text-indent="0.499cm" style:auto-text-indent="false"/>
      <style:text-properties style:font-size-asian="10.5pt"/>
    </style:style>
    <style:style style:name="Heading_20_1" style:display-name="Heading 1" style:family="paragraph" style:parent-style-name="Heading" style:next-style-name="UBUcuerpoTrabajo" style:default-outline-level="1" style:class="text">
      <style:paragraph-properties fo:margin="100%" fo:margin-left="0.75cm" fo:margin-right="0cm" fo:margin-top="0.801cm" fo:margin-bottom="0.199cm" fo:text-indent="-0.25cm" style:auto-text-indent="false">
        <style:tab-stops/>
      </style:paragraph-properties>
      <style:text-properties fo:font-variant="small-cap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UBUcuerpoTrabajo" style:default-outline-level="2" style:class="text">
      <style:paragraph-properties fo:margin="100%" fo:margin-left="0.75cm" fo:margin-right="0cm" fo:margin-top="0.6cm" fo:margin-bottom="0.199cm" fo:text-indent="-0.25cm" style:auto-text-indent="false">
        <style:tab-stops/>
      </style:paragraph-properties>
      <style:text-properties fo:font-variant="small-cap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75cm" fo:margin-right="0cm" fo:margin-top="0.42cm" fo:margin-bottom="0.199cm" fo:text-indent="-0.25cm" style:auto-text-indent="false" style:page-number="auto">
        <style:tab-stops/>
      </style:paragraph-properties>
      <style:text-properties fo:font-variant="small-cap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4_TecnicasHerramientas.odt</text:file-name> v.<text:editing-cycles>22</text:editing-cycles> <text:title/><text:modification-date style:data-style-name="N103">01/feb/16</text:modification-date><text:tab/><text:tab/><text:page-number text:select-page="current">3</text:page-number>/<text:page-count>3</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0:26</meta:creation-date>
    <meta:generator>OpenOffice/4.0.1$Win32 OpenOffice.org_project/401m5$Build-9714</meta:generator>
    <dc:date>2016-02-01T01:14:49.23</dc:date>
    <dc:creator>David Blanco Alonso</dc:creator>
    <meta:editing-duration>PT14H47M16S</meta:editing-duration>
    <meta:editing-cycles>22</meta:editing-cycles>
    <meta:document-statistic meta:table-count="0" meta:image-count="0" meta:object-count="0" meta:page-count="3" meta:paragraph-count="40" meta:word-count="705" meta:character-count="4606"/>
    <meta:user-defined meta:name="ZOTERO_PREF_1">&lt;data data-version="3" zotero-version="4.0.28.7"&gt;&lt;session id="cE66RZQE"/&gt;&lt;style id="http://www.zotero.org/styles/chicago-note-bibliography" locale="es-ES" hasBibliography="1" bibliographyStyleHasBeenSet="0"/&gt;&lt;prefs&gt;&lt;pref name="fieldType" value="ReferenceM</meta:user-defined>
    <meta:user-defined meta:name="ZOTERO_PREF_2">ark"/&gt;&lt;pref name="storeReferences" value="true"/&gt;&lt;pref name="automaticJournalAbbreviations" value="true"/&gt;&lt;pref name="noteType" value="2"/&gt;&lt;/prefs&gt;&lt;/data&gt;</meta:user-defined>
  </office:meta>
</office:document-meta>
</file>